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8B134EBF542930F3.png" manifest:media-type="image/png"/>
  <manifest:file-entry manifest:full-path="Pictures/10000201000005560000030091593B827A8AD999.png" manifest:media-type="image/png"/>
  <manifest:file-entry manifest:full-path="Pictures/100002010000055600000300D55B02AE2D9F82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>
      <loext:graphic-properties draw:fill-color="#999999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4.976cm, 8.453cm, 0cm, 6.93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5.708cm, 8.17cm, 0cm, 9.74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opacity="100%" fo:padding="0.049cm" fo:border="0.06pt solid #000000" style:mirror="none" fo:clip="rect(4.865cm, 8.003cm, 0cm, 8.733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3465a4" draw:fill-color="#999999" draw:textarea-horizontal-align="justify" draw:textarea-vertical-align="middle" draw:auto-grow-height="false" fo:min-height="25.098cm" fo:min-width="11.48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1" draw:style-name="gr1" draw:text-style-name="P2" svg:width="11.484cm" svg:height="25.099cm" svg:x="2.653cm" svg:y="1.187cm"><text:p/><draw:enhanced-geometry svg:viewBox="0 0 21600 21600" draw:type="rectangle" draw:enhanced-path="M 0 0 L 21600 0 21600 21600 0 21600 0 0 Z N"/></draw:custom-shape><draw:frame draw:style-name="fr3" draw:name="Imagen1" text:anchor-type="char" svg:x="3.976cm" svg:y="2.023cm" svg:width="9.155cm" svg:height="7.269cm" draw:z-index="1"><draw:image xlink:href="Pictures/100002010000055600000300D55B02AE2D9F8270.png" xlink:type="simple" xlink:show="embed" xlink:actuate="onLoad" loext:mime-type="image/png"/></draw:frame><draw:frame draw:style-name="fr2" draw:name="Imagen2" text:anchor-type="char" svg:x="4.135cm" svg:y="10.005cm" svg:width="9.056cm" svg:height="7.26cm" draw:z-index="2"><draw:image xlink:href="Pictures/10000201000005560000030091593B827A8AD999.png" xlink:type="simple" xlink:show="embed" xlink:actuate="onLoad" loext:mime-type="image/png"/></draw:frame><draw:frame draw:style-name="fr1" draw:name="Imagen3" text:anchor-type="char" svg:x="4.108cm" svg:y="18.083cm" svg:width="9.077cm" svg:height="7.216cm" draw:z-index="3"><draw:image xlink:href="Pictures/1000020100000556000003008B134EBF542930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7:33:20.400628030</meta:creation-date>
    <dc:date>2021-04-14T17:45:29.536656183</dc:date>
    <meta:editing-duration>PT1M37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